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1pt" officeooo:rsid="0015cbb8" officeooo:paragraph-rsid="0015cbb8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officeooo:rsid="0023be36" officeooo:paragraph-rsid="0015ee6b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officeooo:rsid="0023be36" officeooo:paragraph-rsid="002d150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officeooo:rsid="002fae03" officeooo:paragraph-rsid="002d150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officeooo:rsid="0036744d" officeooo:paragraph-rsid="0036744d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officeooo:rsid="0041e440" officeooo:paragraph-rsid="0041e440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officeooo:rsid="00463f08" officeooo:paragraph-rsid="00463f08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officeooo:rsid="0047d1a6" officeooo:paragraph-rsid="0047d1a6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officeooo:rsid="0048cc60" officeooo:paragraph-rsid="0048cc60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officeooo:rsid="00505800" officeooo:paragraph-rsid="00505800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officeooo:rsid="005cc4c5" officeooo:paragraph-rsid="005cc4c5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officeooo:rsid="00611c63" officeooo:paragraph-rsid="00611c63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officeooo:rsid="00630a0a" officeooo:paragraph-rsid="00630a0a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officeooo:rsid="00630a0a" officeooo:paragraph-rsid="00789cd7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officeooo:rsid="0066da12" officeooo:paragraph-rsid="0066da12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officeooo:rsid="0068f6a5" officeooo:paragraph-rsid="0068f6a5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officeooo:rsid="00695e9c" officeooo:paragraph-rsid="00695e9c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officeooo:rsid="006df803" officeooo:paragraph-rsid="006df803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officeooo:rsid="00719f57" officeooo:paragraph-rsid="00719f57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officeooo:rsid="0088ecd1" officeooo:paragraph-rsid="0088ecd1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officeooo:rsid="00792340" officeooo:paragraph-rsid="00792340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officeooo:rsid="007b035b" officeooo:paragraph-rsid="007b035b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officeooo:rsid="008540d5" officeooo:paragraph-rsid="008540d5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officeooo:rsid="00860155" officeooo:paragraph-rsid="00860155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officeooo:rsid="008b15d0" officeooo:paragraph-rsid="008b15d0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officeooo:rsid="008ba01a" officeooo:paragraph-rsid="008ba01a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1pt" officeooo:rsid="0094f05e" officeooo:paragraph-rsid="0094f05e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1pt" officeooo:rsid="00966704" officeooo:paragraph-rsid="00966704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1pt" officeooo:rsid="009beef4" officeooo:paragraph-rsid="009beef4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1pt" officeooo:rsid="009d0417" officeooo:paragraph-rsid="009d0417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1pt" officeooo:rsid="009d3aa1" officeooo:paragraph-rsid="009d3aa1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1pt" officeooo:rsid="00a15169" officeooo:paragraph-rsid="00a15169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1pt" officeooo:rsid="00a40695" officeooo:paragraph-rsid="00a40695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1pt" officeooo:rsid="00a8f9cc" officeooo:paragraph-rsid="00a8f9cc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1pt" officeooo:rsid="0015ee6b" officeooo:paragraph-rsid="0015ee6b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1pt" officeooo:rsid="002d150f" officeooo:paragraph-rsid="002d150f" style:font-size-asian="11pt" style:font-size-complex="11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1pt" officeooo:rsid="00b120b9" officeooo:paragraph-rsid="00b120b9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officeooo:rsid="0016a7df"/>
    </style:style>
    <style:style style:name="T3" style:family="text">
      <style:text-properties style:font-name="Arial" officeooo:rsid="0018a2e6"/>
    </style:style>
    <style:style style:name="T4" style:family="text">
      <style:text-properties style:font-name="Arial" officeooo:rsid="0019be04"/>
    </style:style>
    <style:style style:name="T5" style:family="text">
      <style:text-properties style:font-name="Arial" officeooo:rsid="001ad4c7"/>
    </style:style>
    <style:style style:name="T6" style:family="text">
      <style:text-properties style:font-name="Arial" officeooo:rsid="001c94f1"/>
    </style:style>
    <style:style style:name="T7" style:family="text">
      <style:text-properties style:font-name="Arial" officeooo:rsid="001fd3cb"/>
    </style:style>
    <style:style style:name="T8" style:family="text">
      <style:text-properties style:font-name="Arial" officeooo:rsid="0020b243"/>
    </style:style>
    <style:style style:name="T9" style:family="text">
      <style:text-properties style:font-name="Arial" officeooo:rsid="00222086"/>
    </style:style>
    <style:style style:name="T10" style:family="text">
      <style:text-properties style:font-name="Arial" officeooo:rsid="0023be36"/>
    </style:style>
    <style:style style:name="T11" style:family="text">
      <style:text-properties style:font-name="Arial" officeooo:rsid="002efa6c"/>
    </style:style>
    <style:style style:name="T12" style:family="text">
      <style:text-properties style:font-name="Arial" officeooo:rsid="002fae03"/>
    </style:style>
    <style:style style:name="T13" style:family="text">
      <style:text-properties officeooo:rsid="0036744d"/>
    </style:style>
    <style:style style:name="T14" style:family="text">
      <style:text-properties officeooo:rsid="00446617"/>
    </style:style>
    <style:style style:name="T15" style:family="text">
      <style:text-properties officeooo:rsid="00475049"/>
    </style:style>
    <style:style style:name="T16" style:family="text">
      <style:text-properties officeooo:rsid="0048cc60"/>
    </style:style>
    <style:style style:name="T17" style:family="text">
      <style:text-properties officeooo:rsid="004cdb42"/>
    </style:style>
    <style:style style:name="T18" style:family="text">
      <style:text-properties officeooo:rsid="0050eb74"/>
    </style:style>
    <style:style style:name="T19" style:family="text">
      <style:text-properties officeooo:rsid="00513f52"/>
    </style:style>
    <style:style style:name="T20" style:family="text">
      <style:text-properties officeooo:rsid="0051487f"/>
    </style:style>
    <style:style style:name="T21" style:family="text">
      <style:text-properties officeooo:rsid="00525b01"/>
    </style:style>
    <style:style style:name="T22" style:family="text">
      <style:text-properties officeooo:rsid="0054362c"/>
    </style:style>
    <style:style style:name="T23" style:family="text">
      <style:text-properties officeooo:rsid="00594d1f"/>
    </style:style>
    <style:style style:name="T24" style:family="text">
      <style:text-properties officeooo:rsid="005a7e60"/>
    </style:style>
    <style:style style:name="T25" style:family="text">
      <style:text-properties officeooo:rsid="006018ed"/>
    </style:style>
    <style:style style:name="T26" style:family="text">
      <style:text-properties officeooo:rsid="0066d559"/>
    </style:style>
    <style:style style:name="T27" style:family="text">
      <style:text-properties officeooo:rsid="0066e518"/>
    </style:style>
    <style:style style:name="T28" style:family="text">
      <style:text-properties officeooo:rsid="006aea91"/>
    </style:style>
    <style:style style:name="T29" style:family="text">
      <style:text-properties officeooo:rsid="006ce6e0"/>
    </style:style>
    <style:style style:name="T30" style:family="text">
      <style:text-properties officeooo:rsid="006f09fc"/>
    </style:style>
    <style:style style:name="T31" style:family="text">
      <style:text-properties officeooo:rsid="0072051a"/>
    </style:style>
    <style:style style:name="T32" style:family="text">
      <style:text-properties officeooo:rsid="0073ea33"/>
    </style:style>
    <style:style style:name="T33" style:family="text">
      <style:text-properties officeooo:rsid="00754e76"/>
    </style:style>
    <style:style style:name="T34" style:family="text">
      <style:text-properties officeooo:rsid="00789cd7"/>
    </style:style>
    <style:style style:name="T35" style:family="text">
      <style:text-properties officeooo:rsid="0078a8cb"/>
    </style:style>
    <style:style style:name="T36" style:family="text">
      <style:text-properties officeooo:rsid="0078d632"/>
    </style:style>
    <style:style style:name="T37" style:family="text">
      <style:text-properties officeooo:rsid="007c900f"/>
    </style:style>
    <style:style style:name="T38" style:family="text">
      <style:text-properties officeooo:rsid="007d0074"/>
    </style:style>
    <style:style style:name="T39" style:family="text">
      <style:text-properties officeooo:rsid="0081bcb3"/>
    </style:style>
    <style:style style:name="T40" style:family="text">
      <style:text-properties officeooo:rsid="00838da1"/>
    </style:style>
    <style:style style:name="T41" style:family="text">
      <style:text-properties officeooo:rsid="008483a7"/>
    </style:style>
    <style:style style:name="T42" style:family="text">
      <style:text-properties officeooo:rsid="00856b58"/>
    </style:style>
    <style:style style:name="T43" style:family="text">
      <style:text-properties officeooo:rsid="00877f14"/>
    </style:style>
    <style:style style:name="T44" style:family="text">
      <style:text-properties officeooo:rsid="0089726c"/>
    </style:style>
    <style:style style:name="T45" style:family="text">
      <style:text-properties officeooo:rsid="0089e200"/>
    </style:style>
    <style:style style:name="T46" style:family="text">
      <style:text-properties officeooo:rsid="008c3ac5"/>
    </style:style>
    <style:style style:name="T47" style:family="text">
      <style:text-properties officeooo:rsid="009beef4"/>
    </style:style>
    <style:style style:name="T48" style:family="text">
      <style:text-properties officeooo:rsid="009e1201"/>
    </style:style>
    <style:style style:name="T49" style:family="text">
      <style:text-properties officeooo:rsid="009fc9ed"/>
    </style:style>
    <style:style style:name="T50" style:family="text">
      <style:text-properties officeooo:rsid="00a32b78"/>
    </style:style>
    <style:style style:name="T51" style:family="text">
      <style:text-properties officeooo:rsid="00aa8c44"/>
    </style:style>
    <style:style style:name="T52" style:family="text">
      <style:text-properties officeooo:rsid="00abac8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s Graviationsfeld</text:p>
      <text:p text:style-name="P1"/>
      <text:p text:style-name="P35"><text:span text:style-name="T1">Ein Feld ist eine Modellvorstellung zur Veranschaulichung, wie Fernwirkung funktionieren. Es bedient sich </text:span><text:span text:style-name="T2">hierzu sogenannten Feldlinien. </text:span><text:span text:style-name="T3">Sie </text:span><text:span text:style-name="T4">symbolisieren </text:span><text:span text:style-name="T5">die Wirkungsrichtung (hier) der Gravitation </text:span><text:span text:style-name="T6">kraft. </text:span><text:span text:style-name="T7">Ein Körper fällt also entlang einer gedachten Feldlinie. </text:span><text:span text:style-name="T8">Die Dichte der Feldlinien steht für den Betrag des Feldes. Es </text:span><text:span text:style-name="T9">existieren zwei regelmäß</text:span><text:span text:style-name="T10">ige Formen von Feldern, denen wir begegnen.</text:span></text:p>
      <text:p text:style-name="P2"/>
      <text:p text:style-name="P3"/>
      <text:p text:style-name="P36"><text:span text:style-name="T10">H</text:span><text:span text:style-name="T1">omgones Feld:</text:span></text:p>
      <text:p text:style-name="P36"><text:span text:style-name="T1">Alle </text:span><text:span text:style-name="T11">Feldlinien haben den selben Betrag, sind gleich</text:span><text:span text:style-name="T12">weit voneinander entfernt</text:span></text:p>
      <text:p text:style-name="P4"/>
      <text:p text:style-name="P4"/>
      <text:p text:style-name="P4"/>
      <text:p text:style-name="P4"><text:s/><text:span text:style-name="T13">S.95</text:span></text:p>
      <text:p text:style-name="P5">2)</text:p>
      <text:p text:style-name="P6">Gravitationskraft: <text:tab/>Kraft der Gravitation, die auf eine Körper, <text:span text:style-name="T17">von einem anderen Körper</text:span> <text:span text:style-name="T14">einwirkt</text:span></text:p>
      <text:p text:style-name="P7">Feldstärke:<text:tab/><text:span text:style-name="T15">Darstellung der Gravitationsstärke im Feldlinien-Modell, </text:span><text:span text:style-name="T51">in </text:span><text:span text:style-name="T52">F</text:span><text:span text:style-name="T51">orm von Dichte der Feldlinien</text:span></text:p>
      <text:p text:style-name="P8">Gravitationspotenzial:<draw:frame draw:style-name="fr1" draw:name="Object1" text:anchor-type="as-char" svg:width="0.3417in" svg:height="0.2091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6">der Gravitaions auf einen Körper, unabhängig von deren Maße</text:span></text:p>
      <text:p text:style-name="P8"/>
      <text:p text:style-name="P8"/>
      <text:p text:style-name="P9">3)</text:p>
      <text:p text:style-name="P10">Gegeben: <text:span text:style-name="T18">m=490kg; </text:span><text:span text:style-name="T19">r=</text:span><text:span text:style-name="T20">500+</text:span><text:span text:style-name="T24">6366</text:span><text:span text:style-name="T21">=</text:span><text:span text:style-name="T24">6866</text:span><text:span text:style-name="T21">km; </text:span><text:span text:style-name="T22">t=</text:span><text:span text:style-name="T23">5700s</text:span></text:p>
      <text:p text:style-name="P10"/>
      <text:p text:style-name="P11">u=43142 <text:span text:style-name="T25">km</text:span></text:p>
      <text:p text:style-name="P11"><draw:frame draw:style-name="fr1" draw:name="Object2" text:anchor-type="as-char" svg:width="1.1909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2"/>
      <text:p text:style-name="P12"><draw:frame draw:style-name="fr1" draw:name="Object3" text:anchor-type="as-char" svg:width="1.4063in" svg:height="0.418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3">=-<text:span text:style-name="T26">0.5*(</text:span><text:span text:style-name="T32">6.67e-11</text:span><text:span text:style-name="T26">*490*5.975e24)/6866</text:span></text:p>
      <text:p text:style-name="P15">=<text:span text:style-name="T27">~-</text:span>14e<text:span text:style-name="T32">11 </text:span><text:span text:style-name="T33">N</text:span></text:p>
      <text:p text:style-name="P15"/>
      <text:p text:style-name="P15"/>
      <text:p text:style-name="P16">8)</text:p>
      <text:p text:style-name="P17">gegeben: <text:span text:style-name="T28">m=1000kg; </text:span><text:span text:style-name="T29">h=185km; </text:span></text:p>
      <text:p text:style-name="P18">gesucht: <text:span text:style-name="T30">v; t; E_kin;</text:span></text:p>
      <text:p text:style-name="P18"/>
      <text:p text:style-name="P19"><text:span text:style-name="T43">r</text:span>=<text:span text:style-name="T31">655</text:span><text:span text:style-name="T43">1</text:span><text:span text:style-name="T31">km</text:span></text:p>
      <text:p text:style-name="P20">u=2*math.pi*6551<text:span text:style-name="T44">=41164</text:span></text:p>
      <text:p text:style-name="P14"><text:span text:style-name="T34">E_</text:span><text:span text:style-name="T35">ges</text:span><text:span text:style-name="T34">= </text:span>-<text:span text:style-name="T26">0.5*(</text:span><text:span text:style-name="T32">6.67e-11</text:span><text:span text:style-name="T26">*</text:span><text:span text:style-name="T36">1000</text:span><text:span text:style-name="T26">*5.975e24)/</text:span><text:span text:style-name="T36">6551</text:span></text:p>
      <text:p text:style-name="P21">E_ges=-30e12</text:p>
      <text:p text:style-name="P21"/>
      <text:p text:style-name="P22">v=math.sqrt(<text:span text:style-name="T37">(</text:span>6.67e-11*<text:span text:style-name="T37">5.975e24)/6551</text:span><text:span text:style-name="T39">000</text:span>)<text:span text:style-name="T38">=</text:span><text:span text:style-name="T40">7800m/</text:span><text:span text:style-name="T41">s</text:span></text:p>
      <text:p text:style-name="P22"/>
      <text:p text:style-name="P23">E_kin=<text:span text:style-name="T42">0.5*1000*7800**2=30.4e9</text:span></text:p>
      <text:p text:style-name="P23"/>
      <text:p text:style-name="P24">t=u/v=<text:span text:style-name="T45">41164000</text:span>/7800=<text:span text:style-name="T45">5277s</text:span></text:p>
      <text:p text:style-name="P24"/>
      <text:p text:style-name="P24"/>
      <text:p text:style-name="P25">v=7800m/s</text:p>
      <text:p text:style-name="P25">t=5277s</text:p>
      <text:p text:style-name="P26">E_kin=<text:span text:style-name="T46">~</text:span>3e10</text:p>
      <text:p text:style-name="P26"/>
      <text:p text:style-name="P26"><text:soft-page-break/></text:p>
      <text:p text:style-name="P37"/>
      <text:p text:style-name="P27">b)</text:p>
      <text:p text:style-name="P28">gegeben: <text:span text:style-name="T47">m=1000kg; h=100km; v=7800m/s</text:span></text:p>
      <text:p text:style-name="P28"/>
      <text:p text:style-name="P29">r=6466</text:p>
      <text:p text:style-name="P30">u=2*math.pi*6466=40627<text:span text:style-name="T48">000m</text:span></text:p>
      <text:p text:style-name="P30"/>
      <text:p text:style-name="P31">t=u/v<text:span text:style-name="T48">=</text:span><text:span text:style-name="T49">5208 s</text:span></text:p>
      <text:p text:style-name="P31"/>
      <text:p text:style-name="P32">c)</text:p>
      <text:p text:style-name="P32">~6<text:span text:style-name="T50">0s</text:span></text:p>
      <text:p text:style-name="P32"/>
      <text:p text:style-name="P33">d)</text:p>
      <text:p text:style-name="P34">E_pot(185km)-E_pot(100km)</text:p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30T12:25:23.793000000</dc:date>
    <meta:editing-duration>PT3H57M33S</meta:editing-duration>
    <meta:editing-cycles>126</meta:editing-cycles>
    <meta:generator>LibreOffice/7.1.0.3$Windows_X86_64 LibreOffice_project/f6099ecf3d29644b5008cc8f48f42f4a40986e4c</meta:generator>
    <meta:document-statistic meta:table-count="0" meta:image-count="0" meta:object-count="3" meta:page-count="2" meta:paragraph-count="38" meta:word-count="144" meta:character-count="1268" meta:non-whitespace-character-count="1157"/>
  </office:meta>
</office:document-meta>
</file>

<file path=Object 1/content.xml><?xml version="1.0" encoding="utf-8"?>
<math xmlns="http://www.w3.org/1998/Math/MathML" display="block">
  <semantics>
    <msub>
      <mi>E</mi>
      <mi mathvariant="italic">pot</mi>
    </msub>
    <annotation encoding="StarMath 5.0">E_pot</annotation>
  </semantics>
</math>
</file>

<file path=Object 2/content.xml><?xml version="1.0" encoding="utf-8"?>
<math xmlns="http://www.w3.org/1998/Math/MathML" display="block">
  <semantics>
    <mrow>
      <mrow>
        <msub>
          <mi>v</mi>
          <mi mathvariant="italic">avg</mi>
        </msub>
        <mo stretchy="false">=</mo>
        <mn>7.568</mn>
      </mrow>
      <mrow>
        <mi mathvariant="italic">km</mi>
        <mo stretchy="false">/</mo>
        <mi>s</mi>
      </mrow>
    </mrow>
    <annotation encoding="StarMath 5.0">v_avg = 7.568 km/s
</annotation>
  </semantics>
</math>
</file>

<file path=Object 3/content.xml><?xml version="1.0" encoding="utf-8"?>
<math xmlns="http://www.w3.org/1998/Math/MathML" display="block">
  <semantics>
    <mrow>
      <mrow>
        <msub>
          <mi>E</mi>
          <mi mathvariant="italic">ges</mi>
        </msub>
        <mo stretchy="false">=</mo>
        <mrow>
          <mo stretchy="false">−</mo>
          <mfrac>
            <mn>1</mn>
            <mn>2</mn>
          </mfrac>
        </mrow>
      </mrow>
      <mfrac>
        <mrow>
          <mi>G</mi>
          <mo stretchy="false">∗</mo>
          <mi>m</mi>
          <mo stretchy="false">∗</mo>
          <msub>
            <mi>m</mi>
            <mi>z</mi>
          </msub>
        </mrow>
        <mi>r</mi>
      </mfrac>
    </mrow>
    <annotation encoding="StarMath 5.0">E_ges = - {1 over 2}{ G*m*m_z } over { r }</annotation>
  </semantics>
</math>
</file>